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 <text:s/>Algorithme de dichotomie / Implémentation en langage C <text:s/>P2017 Eric Bachard */</text:p>
      <text:p text:style-name="Standard"/>
      <text:p text:style-name="Standard">#include &lt;stdio.h&gt;</text:p>
      <text:p text:style-name="Standard">#include &lt;stdlib.h&gt;</text:p>
      <text:p text:style-name="Standard">#include &lt;math.h&gt;</text:p>
      <text:p text:style-name="Standard"/>
      <text:p text:style-name="Standard">double fonction_f (double variable_x)</text:p>
      <text:p text:style-name="Standard">{</text:p>
      <text:p text:style-name="Standard"><text:s text:c="4"/>return ( variable_x * variable_x + variable_x - 16.0);</text:p>
      <text:p text:style-name="Standard">}</text:p>
      <text:p text:style-name="Standard"/>
      <text:p text:style-name="Standard">int main (void)</text:p>
      <text:p text:style-name="Standard">{</text:p>
      <text:p text:style-name="Standard"><text:s text:c="4"/>int compteur = 0;</text:p>
      <text:p text:style-name="Standard"><text:s text:c="4"/>double epsilon = 1e-3;</text:p>
      <text:p text:style-name="Standard"><text:s text:c="4"/>double b_inf = 3.0;</text:p>
      <text:p text:style-name="Standard"><text:s text:c="4"/>double b_sup = 4.0;</text:p>
      <text:p text:style-name="Standard"><text:s/></text:p>
      <text:p text:style-name="Standard"><text:s text:c="4"/>while ( fabs( fonction_f (milieu) ) &gt; epsilon)</text:p>
      <text:p text:style-name="Standard"><text:s text:c="4"/>{</text:p>
      <text:p text:style-name="Standard"><text:s text:c="9"/>milieu = (b_inf + b_sup )/2.0;</text:p>
      <text:p text:style-name="Standard"/>
      <text:p text:style-name="Standard"><text:s text:c="9"/>if ( (fonction_f(b_inf) *fonction_f(milieu)) &gt;0 <text:s text:c="2"/>)</text:p>
      <text:p text:style-name="Standard"><text:s text:c="13"/>b_inf = milieu;</text:p>
      <text:p text:style-name="Standard"><text:s text:c="9"/>else</text:p>
      <text:p text:style-name="Standard"><text:s text:c="14"/>b_sup = milieu; <text:s text:c="3"/></text:p>
      <text:p text:style-name="Standard"><text:s text:c="7"/></text:p>
      <text:p text:style-name="Standard"><text:s text:c="11"/>compteur++;</text:p>
      <text:p text:style-name="Standard"><text:s text:c="5"/>} </text:p>
      <text:p text:style-name="Standard"/>
      <text:p text:style-name="Standard"><text:s text:c="5"/>fprintf( stdout, "La racine vaut %Lf, en %d iterations \n", milieu, compteur);</text:p>
      <text:p text:style-name="Standard"><text:s text:c="5"/>return EXIT_SUCCESS;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3-20T09:32:04</meta:creation-date>
    <dc:date>2017-03-20T13:14:28</dc:date>
    <meta:editing-duration>PT03H10M54S</meta:editing-duration>
    <meta:editing-cycles>4</meta:editing-cycles>
    <meta:generator>OOoLight/1.5$Unix OpenOffice.org_project/150r1531$Build-151</meta:generator>
    <meta:document-statistic meta:table-count="0" meta:image-count="0" meta:object-count="0" meta:page-count="1" meta:paragraph-count="28" meta:word-count="99" meta:character-count="715"/>
  </office:meta>
</office:document-meta>
</file>